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400000000B222126168E92FCC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Inter" svg:font-family="Inter" style:font-family-generic="roman" style:font-pitch="variable"/>
    <style:font-face style:name="Inter1" svg:font-family="Inte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  <style:font-face style:name="Wingdings" svg:font-family="Wingdings"/>
  </office:font-face-decls>
  <office:automatic-styles>
    <style:style style:name="Table1" style:family="table">
      <style:table-properties style:width="25.876cm" fo:margin-left="-0.741cm" fo:margin-top="0cm" fo:margin-bottom="0cm" table:align="left"/>
    </style:style>
    <style:style style:name="Table1.A" style:family="table-column">
      <style:table-column-properties style:column-width="25.876cm"/>
    </style:style>
    <style:style style:name="Table1.1" style:family="table-row">
      <style:table-row-properties style:min-row-height="4.604cm" fo:keep-together="auto"/>
    </style:style>
    <style:style style:name="Table1.A1" style:family="table-cell">
      <style:table-cell-properties style:vertical-align="" fo:background-color="#ede8f4" fo:padding="0.176cm" fo:border="1pt solid #000000">
        <style:background-image/>
      </style:table-cell-properties>
    </style:style>
    <style:style style:name="Table2" style:family="table">
      <style:table-properties style:width="28.443cm" fo:margin-left="-2.043cm" fo:margin-top="0cm" fo:margin-bottom="0cm" table:align="left"/>
    </style:style>
    <style:style style:name="Table2.A" style:family="table-column">
      <style:table-column-properties style:column-width="4.26cm"/>
    </style:style>
    <style:style style:name="Table2.B" style:family="table-column">
      <style:table-column-properties style:column-width="4.606cm"/>
    </style:style>
    <style:style style:name="Table2.C" style:family="table-column">
      <style:table-column-properties style:column-width="13.72cm"/>
    </style:style>
    <style:style style:name="Table2.D" style:family="table-column">
      <style:table-column-properties style:column-width="5.858cm"/>
    </style:style>
    <style:style style:name="Table2.1" style:family="table-row">
      <style:table-row-properties style:min-row-height="1.187cm" fo:keep-together="auto"/>
    </style:style>
    <style:style style:name="Table2.A1" style:family="table-cell">
      <style:table-cell-properties style:vertical-align="middle" fo:padding="0.076cm" fo:border="1pt solid #000000"/>
    </style:style>
    <style:style style:name="Table2.2" style:family="table-row">
      <style:table-row-properties style:min-row-height="2.392cm" fo:keep-together="auto"/>
    </style:style>
    <style:style style:name="P1" style:family="paragraph" style:parent-style-name="Standard">
      <style:text-properties fo:color="#434343" loext:opacity="100%" fo:font-size="11.5pt" fo:background-color="#ffffff" style:font-size-asian="11.5pt" style:font-size-complex="11.5pt"/>
    </style:style>
    <style:style style:name="P2" style:family="paragraph" style:parent-style-name="Standard">
      <style:text-properties fo:color="#434343" loext:opacity="100%" style:font-name="Inter" fo:font-size="11pt" fo:font-weight="bold" style:font-name-asian="Inter1" style:font-size-asian="11pt" style:font-weight-asian="bold" style:font-name-complex="Inter1" style:font-size-complex="11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line-height="100%" fo:orphans="0" fo:widows="0"/>
      <style:text-properties style:font-name="Inter" fo:font-size="11pt" style:font-name-asian="Inter1" style:font-size-asian="11pt" style:font-name-complex="Inter1" style:font-size-complex="11pt"/>
    </style:style>
    <style:style style:name="P5" style:family="paragraph" style:parent-style-name="Standard">
      <loext:graphic-properties draw:fill="solid" draw:fill-color="#ffffff"/>
      <style:paragraph-properties fo:margin-left="1.27cm" fo:margin-right="0cm" fo:margin-top="0cm" fo:margin-bottom="0.388cm" style:contextual-spacing="false" fo:line-height="162%" fo:text-indent="-0.635cm" style:auto-text-indent="false" fo:background-color="#ffffff"/>
      <style:text-properties fo:color="#271a38" loext:opacity="100%" style:font-name="Inter" fo:font-size="11pt" style:font-name-asian="Inter1" style:font-size-asian="11pt" style:font-name-complex="Inter1" style:font-size-complex="11pt"/>
    </style:style>
    <style:style style:name="P6" style:family="paragraph" style:parent-style-name="Standard">
      <style:paragraph-properties fo:margin-left="0cm" fo:margin-right="-2.117cm" fo:text-indent="0cm" style:auto-text-indent="false"/>
    </style:style>
    <style:style style:name="P7" style:family="paragraph" style:parent-style-name="Heading_20_1">
      <loext:graphic-properties draw:fill="solid" draw:fill-color="#ffffff"/>
      <style:paragraph-properties fo:margin-left="0cm" fo:margin-right="0.423cm" fo:text-align="center" style:justify-single-word="false" fo:text-indent="0cm" style:auto-text-indent="false" fo:background-color="#ffffff"/>
    </style:style>
    <style:style style:name="P8" style:family="paragraph" style:parent-style-name="Heading_20_1" style:master-page-name="Standard">
      <style:paragraph-properties style:page-number="1"/>
    </style:style>
    <style:style style:name="P9" style:family="paragraph" style:parent-style-name="Standard">
      <style:text-properties fo:font-size="11pt" style:font-size-asian="11pt" style:font-size-complex="11pt"/>
    </style:style>
    <style:style style:name="P10" style:family="paragraph" style:parent-style-name="Standard" style:list-style-name="WWNum2">
      <style:paragraph-properties fo:margin-left="1.27cm" fo:margin-right="0cm" fo:text-indent="-0.635cm" style:auto-text-indent="false"/>
      <style:text-properties fo:font-size="11pt" style:font-size-asian="11pt" style:font-size-complex="11pt"/>
    </style:style>
    <style:style style:name="P11" style:family="paragraph" style:parent-style-name="Standard">
      <style:text-properties fo:font-size="11pt" fo:background-color="#ffffff" style:font-size-asian="11pt" style:font-size-complex="11pt"/>
    </style:style>
    <style:style style:name="P12" style:family="paragraph" style:parent-style-name="Standard">
      <loext:graphic-properties draw:fill="solid" draw:fill-color="#ffffff"/>
      <style:paragraph-properties fo:margin-left="0cm" fo:margin-right="0.423cm" fo:margin-top="0.282cm" fo:margin-bottom="0.353cm" style:contextual-spacing="false" fo:line-height="100%" fo:text-align="center" style:justify-single-word="false" fo:keep-together="auto" fo:orphans="2" fo:widows="2" fo:text-indent="0cm" style:auto-text-indent="false" fo:background-color="#ffffff" fo:padding="0cm" fo:border="none" fo:keep-with-next="auto"/>
      <style:text-properties fo:color="#271a38" loext:opacity="100%" style:font-name="Inter" fo:font-size="11pt" fo:font-weight="bold" style:font-name-asian="Inter1" style:font-size-asian="11pt" style:font-weight-asian="bold" style:font-name-complex="Inter1" style:font-size-complex="11pt"/>
    </style:style>
    <style:style style:name="P13" style:family="paragraph" style:parent-style-name="Standard">
      <loext:graphic-properties draw:fill="solid" draw:fill-color="#ffffff"/>
      <style:paragraph-properties fo:margin-left="0cm" fo:margin-right="0.423cm" fo:margin-top="0.282cm" fo:margin-bottom="0.353cm" style:contextual-spacing="false" fo:line-height="100%" fo:text-align="center" style:justify-single-word="false" fo:text-indent="0cm" style:auto-text-indent="false" fo:background-color="#ffffff"/>
      <style:text-properties fo:color="#271a38" loext:opacity="100%" style:font-name="Inter" fo:font-size="11pt" fo:font-weight="bold" style:font-name-asian="Inter1" style:font-size-asian="11pt" style:font-weight-asian="bold" style:font-name-complex="Inter1" style:font-size-complex="11pt"/>
    </style:style>
    <style:style style:name="P14" style:family="paragraph" style:parent-style-name="Standard" style:list-style-name="WWNum1">
      <loext:graphic-properties draw:fill="solid" draw:fill-color="#ffffff"/>
      <style:paragraph-properties fo:margin-left="1.27cm" fo:margin-right="0.423cm" fo:margin-top="0.282cm" fo:margin-bottom="0cm" style:contextual-spacing="false" fo:line-height="162%" fo:text-indent="-0.635cm" style:auto-text-indent="false" fo:background-color="#ffffff"/>
      <style:text-properties fo:color="#271a38" loext:opacity="100%" style:font-name="Inter" fo:font-size="11pt" style:font-name-asian="Inter1" style:font-size-asian="11pt" style:font-name-complex="Inter1" style:font-size-complex="11pt"/>
    </style:style>
    <style:style style:name="P15" style:family="paragraph" style:parent-style-name="Standard">
      <style:text-properties style:font-name="Inter" fo:font-size="11pt" fo:background-color="#ffffff" style:font-name-asian="Inter1" style:font-size-asian="11pt" style:font-name-complex="Inter1" style:font-size-complex="11pt"/>
    </style:style>
    <style:style style:name="P16" style:family="paragraph" style:parent-style-name="Standard" style:list-style-name="WWNum1">
      <loext:graphic-properties draw:fill="solid" draw:fill-color="#ffffff"/>
      <style:paragraph-properties fo:margin-left="1.27cm" fo:margin-right="0.423cm" fo:margin-top="0cm" fo:margin-bottom="0cm" style:contextual-spacing="false" fo:line-height="162%" fo:text-indent="-0.635cm" style:auto-text-indent="false" fo:background-color="#ffffff"/>
      <style:text-properties style:font-name="Inter" fo:font-size="11pt" style:font-name-asian="Inter1" style:font-size-asian="11pt" style:font-name-complex="Inter1" style:font-size-complex="11pt"/>
    </style:style>
    <style:style style:name="P17" style:family="paragraph" style:parent-style-name="Standard" style:list-style-name="WWNum1">
      <loext:graphic-properties draw:fill="solid" draw:fill-color="#ffffff"/>
      <style:paragraph-properties fo:margin-left="1.27cm" fo:margin-right="0.423cm" fo:margin-top="0cm" fo:margin-bottom="0cm" style:contextual-spacing="false" fo:line-height="162%" fo:text-indent="-0.635cm" style:auto-text-indent="false" fo:background-color="#ffffff"/>
      <style:text-properties style:font-name="Inter" fo:font-size="11pt" officeooo:paragraph-rsid="00095019" style:font-name-asian="Inter1" style:font-size-asian="11pt" style:font-name-complex="Inter1" style:font-size-complex="11pt"/>
    </style:style>
    <style:style style:name="P18" style:family="paragraph" style:parent-style-name="Standard" style:list-style-name="WWNum1">
      <loext:graphic-properties draw:fill="solid" draw:fill-color="#ffffff"/>
      <style:paragraph-properties fo:margin-left="2.54cm" fo:margin-right="0.423cm" fo:margin-top="0cm" fo:margin-bottom="0cm" style:contextual-spacing="false" fo:line-height="162%" fo:text-indent="-0.635cm" style:auto-text-indent="false" fo:background-color="#ffffff"/>
      <style:text-properties style:font-name="Inter" fo:font-size="11pt" officeooo:paragraph-rsid="00095019" style:font-name-asian="Inter1" style:font-size-asian="11pt" style:font-name-complex="Inter1" style:font-size-complex="11pt"/>
    </style:style>
    <style:style style:name="P19" style:family="paragraph" style:parent-style-name="Standard" style:list-style-name="WWNum1">
      <loext:graphic-properties draw:fill="solid" draw:fill-color="#ffffff"/>
      <style:paragraph-properties fo:margin-left="1.27cm" fo:margin-right="0.423cm" fo:margin-top="0cm" fo:margin-bottom="0cm" style:contextual-spacing="false" fo:line-height="162%" fo:text-indent="-0.635cm" style:auto-text-indent="false" fo:background-color="#ffffff"/>
    </style:style>
    <style:style style:name="P20" style:family="paragraph" style:parent-style-name="Standard" style:list-style-name="WWNum1">
      <loext:graphic-properties draw:fill="solid" draw:fill-color="#ffffff"/>
      <style:paragraph-properties fo:margin-left="1.27cm" fo:margin-right="0.423cm" fo:margin-top="0cm" fo:margin-bottom="0cm" style:contextual-spacing="false" fo:line-height="162%" fo:text-indent="-0.635cm" style:auto-text-indent="false" fo:background-color="#ffffff"/>
      <style:text-properties officeooo:paragraph-rsid="00095019"/>
    </style:style>
    <style:style style:name="P21" style:family="paragraph" style:parent-style-name="Standard" style:list-style-name="WWNum1">
      <loext:graphic-properties draw:fill="solid" draw:fill-color="#ffffff"/>
      <style:paragraph-properties fo:margin-left="2.54cm" fo:margin-right="0.423cm" fo:margin-top="0cm" fo:margin-bottom="0cm" style:contextual-spacing="false" fo:line-height="162%" fo:text-indent="-0.635cm" style:auto-text-indent="false" fo:background-color="#ffffff"/>
      <style:text-properties officeooo:paragraph-rsid="00095019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271a38" loext:opacity="100%" style:font-name="Inter" fo:font-size="11pt" style:font-name-asian="Inter1" style:font-size-asian="11pt" style:font-name-complex="Inter1" style:font-size-complex="11pt"/>
    </style:style>
    <style:style style:name="T3" style:family="text">
      <style:text-properties fo:color="#271a38" loext:opacity="100%" style:font-name="Inter" fo:font-size="11pt" fo:font-style="italic" style:font-name-asian="Inter1" style:font-size-asian="11pt" style:font-style-asian="italic" style:font-name-complex="Inter1" style:font-size-complex="11pt"/>
    </style:style>
    <style:style style:name="T4" style:family="text">
      <style:text-properties style:font-name="Inter" fo:font-size="11pt" style:font-name-asian="Inter1" style:font-size-asian="11pt" style:font-name-complex="Inter1" style:font-size-complex="11pt"/>
    </style:style>
    <style:style style:name="T5" style:family="text">
      <style:text-properties style:font-name="Inter" fo:font-size="11pt" officeooo:rsid="00095019" style:font-name-asian="Inter1" style:font-size-asian="11pt" style:font-name-complex="Inter1" style:font-size-complex="11pt"/>
    </style:style>
    <style:style style:name="T6" style:family="text">
      <style:text-properties style:font-name="Inter" fo:font-size="11pt" fo:font-style="italic" style:font-name-asian="Inter1" style:font-size-asian="11pt" style:font-style-asian="italic" style:font-name-complex="Inter1" style:font-size-complex="11pt"/>
    </style:style>
    <style:style style:name="T7" style:family="text">
      <style:text-properties officeooo:rsid="00095019"/>
    </style:style>
    <style:style style:name="T8" style:family="text">
      <style:text-properties style:font-name="Wingdings" officeooo:rsid="00095019" style:font-name-asian="Wingdings" style:font-name-complex="Wingdings"/>
    </style:style>
    <style:style style:name="T9" style:family="text">
      <style:text-properties style:font-name="Wingdings" fo:font-size="11pt" officeooo:rsid="00095019" style:font-name-asian="Wingdings" style:font-size-asian="11pt" style:font-name-complex="Wingdings" style:font-size-complex="11pt"/>
    </style:style>
    <style:style style:name="fr1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j6h6p5kpranp"/><text:span text:style-name="T1">Auto-évaluation </text:span><draw:frame draw:style-name="fr1" draw:name="image1.png" text:anchor-type="char" svg:x="0cm" svg:y="2.09cm" svg:width="24.62cm" svg:height="0.176cm" draw:z-index="0"><draw:image xlink:href="Pictures/10000001000006400000000B222126168E92FCC2.png" xlink:type="simple" xlink:show="embed" xlink:actuate="onLoad" draw:mime-type="image/png"/></draw:frame></text:p>
      <text:p text:style-name="Standard"/>
      <text:p text:style-name="P7"><text:bookmark text:name="_o2pmo9rt5cgt"/>Faites vos premiers pas en HTML et CSS</text:p>
      <text:p text:style-name="P1"/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Pour vérifier la qualité de votre travail : </text:p>
            <text:list text:style-name="WWNum2">
              <text:list-item>
                <text:p text:style-name="P10">cochez les cases de cette auto-évaluation pour chaque indicateur de réussite que vous avez respecté</text:p>
              </text:list-item>
              <text:list-item>
                <text:p text:style-name="P10">renseignez la colonne notes avec des indications sur vos livrables si besoin. </text:p>
              </text:list-item>
            </text:list>
            <text:p text:style-name="P3"/>
            <text:p text:style-name="P3">Quand tout est coché, vous pouvez envoyer vos livrables.</text:p>
            <text:p text:style-name="P3"/>
            <text:p text:style-name="P3">Bonne réussite !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2">Compétences</text:p>
          </table:table-cell>
          <table:table-cell table:style-name="Table2.A1" office:value-type="string">
            <text:p text:style-name="P13">Livrables</text:p>
          </table:table-cell>
          <table:table-cell table:style-name="Table2.A1" office:value-type="string">
            <text:p text:style-name="P13">Indicateurs de réussite du projet</text:p>
          </table:table-cell>
          <table:table-cell table:style-name="Table2.A1" office:value-type="string">
            <text:p text:style-name="P13">Notes</text:p>
          </table:table-cell>
        </table:table-row>
        <text:soft-page-break/>
        <table:table-row table:style-name="Table2.2">
          <table:table-cell table:style-name="Table2.A1" office:value-type="string">
            <text:p text:style-name="P15">Développer en PHP en utilisant les fondamentaux du langage</text:p>
            <text:p text:style-name="P2"/>
            <text:p text:style-name="P4"/>
          </table:table-cell>
          <table:table-cell table:style-name="Table2.A1" office:value-type="string">
            <text:p text:style-name="P11">Le code du site mis à jour</text:p>
          </table:table-cell>
          <table:table-cell table:style-name="Table2.A1" office:value-type="string">
            <text:list text:style-name="WWNum1">
              <text:list-item>
                <text:p text:style-name="P14">Le site s’affiche exactement tel qu’il était fourni, sans bug.<text:span text:style-name="T7"> </text:span><text:span text:style-name="T8"></text:span></text:p>
              </text:list-item>
              <text:list-item>
                <text:p text:style-name="P19"><text:span text:style-name="T2">Le code du </text:span><text:span text:style-name="T3">header</text:span><text:span text:style-name="T2"> et du </text:span><text:span text:style-name="T3">footer</text:span><text:span text:style-name="T4"> n’est écrit qu’une seule fois dans le projet.</text:span><text:span text:style-name="T5"> </text:span><text:span text:style-name="T9"></text:span></text:p>
              </text:list-item>
              <text:list-item>
                <text:p text:style-name="P16">Il n’existe qu’une seule page oeuvre.php pour afficher la page de détails<text:span text:style-name="T7"> </text:span><text:s/>d’une œuvre.<text:span text:style-name="T7"> </text:span><text:span text:style-name="T8"></text:span></text:p>
              </text:list-item>
              <text:list-item>
                <text:p text:style-name="P17">Pour afficher la bonne œuvre, l’identifiant est passé dans l’URL et est récupéré avec $_GET.<text:span text:style-name="T7"> </text:span><text:span text:style-name="T8"></text:span></text:p>
              </text:list-item>
              <text:list-item>
                <text:p text:style-name="P17">Sur la page d’accueil, le code des vignettes n’est écrit qu’une seule fois et est répété automatiquement grâce à une boucle.<text:span text:style-name="T7"> </text:span><text:span text:style-name="T8"></text:span></text:p>
              </text:list-item>
              <text:list-item>
                <text:p text:style-name="P20"><text:span text:style-name="T4">Les œuvres ne sont décrites que dans le fichier </text:span><text:span text:style-name="T6">oeuvres.php</text:span><text:span text:style-name="T4"> et ne sont pas répétées ailleurs.</text:span><text:span text:style-name="T5"> </text:span><text:span text:style-name="T9"></text:span></text:p>
              </text:list-item>
              <text:list-item>
                <text:p text:style-name="P16">Je suis capable d’expliquer les notions clés liées à l’exercice : </text:p>
                <text:list>
                  <text:list-item>
                    <text:p text:style-name="P21"><text:span text:style-name="T4">l’appel de fonctions PHP comme </text:span><text:span text:style-name="T6">include</text:span><text:span text:style-name="T4"> ;</text:span><text:span text:style-name="T5"> </text:span><text:span text:style-name="T9"></text:span></text:p>
                  </text:list-item>
                  <text:list-item>
                    <text:p text:style-name="P18">les conditions PHP ;<text:span text:style-name="T7"> </text:span><text:span text:style-name="T8"></text:span></text:p>
                  </text:list-item>
                  <text:list-item>
                    <text:p text:style-name="P18">les tableaux et boucles avec PHP ;<text:span text:style-name="T7"> </text:span><text:span text:style-name="T8"></text:span></text:p>
                  </text:list-item>
                  <text:list-item>
                    <text:p text:style-name="P18">la récupération des paramètres d’URL avec $_GET.<text:span text:style-name="T7"> </text:span><text:span text:style-name="T8"></text:span></text:p>
                  </text:list-item>
                </text:list>
              </text:list-item>
            </text:list>
          </table:table-cell>
          <table:table-cell table:style-name="Table2.A1" office:value-type="string"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Inter" svg:font-family="Inter" style:font-family-generic="roman" style:font-pitch="variable"/>
    <style:font-face style:name="Inter1" svg:font-family="Inte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Montserrat" fo:font-size="12pt" fo:language="fr" fo:country="FR" style:letter-kerning="false" style:font-name-asian="Montserrat1" style:font-size-asian="12pt" style:language-asian="zh" style:country-asian="CN" style:font-name-complex="Montserrat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Montserrat" fo:font-size="12pt" fo:language="fr" fo:country="FR" style:letter-kerning="false" style:font-name-asian="Montserrat1" style:font-size-asian="12pt" style:language-asian="zh" style:country-asian="CN" style:font-name-complex="Montserrat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style:font-name="Montserrat" fo:font-family="Montserrat" style:font-family-generic="roman" style:font-pitch="variable" fo:font-size="14pt" style:font-name-asian="Montserrat1" style:font-family-asian="Montserrat" style:font-family-generic-asian="system" style:font-pitch-asian="variable" style:font-size-asian="14pt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loext:graphic-properties draw:fill="solid" draw:fill-color="#ffffff"/>
      <style:paragraph-properties fo:margin-top="0cm" fo:margin-bottom="0.388cm" style:contextual-spacing="false" fo:line-height="100%" fo:keep-together="always" fo:background-color="#ffffff" fo:keep-with-next="always"/>
      <style:text-properties style:font-name="Montserrat" fo:font-family="Montserrat" style:font-family-generic="roman" style:font-pitch="variable" fo:font-size="26pt" style:font-name-asian="Montserrat1" style:font-family-asian="Montserrat" style:font-family-generic-asian="system" style:font-pitch-asian="variable" style:font-size-asian="26pt" style:font-name-complex="Montserrat1" style:font-family-complex="Montserrat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Inter" fo:font-family="Inter" style:font-family-generic="roman" style:font-pitch="variable" fo:font-size="11pt" style:text-underline-style="none"/>
    </style:style>
    <style:style style:name="ListLabel_20_2" style:display-name="ListLabel 2" style:family="text">
      <style:text-properties style:font-name="Inter" fo:font-family="Inter" style:font-family-generic="roman" style:font-pitch="variable" fo:font-size="11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date>2024-11-04T15:23:25.875000000</dc:date>
    <meta:editing-duration>PT9M21S</meta:editing-duration>
    <meta:editing-cycles>1</meta:editing-cycles>
    <meta:document-statistic meta:table-count="2" meta:image-count="1" meta:object-count="0" meta:page-count="2" meta:paragraph-count="24" meta:word-count="230" meta:character-count="1264" meta:non-whitespace-character-count="1066"/>
  </office:meta>
</office:document-meta>
</file>